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**<text:s/></text:span><text:span text:style-name="T2_2">SD</text:span><text:span text:style-name="T2_3"><text:s/>-<text:s/></text:span><text:span text:style-name="T2_4">a</text:span><text:span text:style-name="T2_5"><text:s/></text:span><text:span text:style-name="T2_6">slightly</text:span><text:span text:style-name="T2_7"><text:s/></text:span><text:span text:style-name="T2_8">more</text:span><text:span text:style-name="T2_9"><text:s/></text:span><text:span text:style-name="T2_10">friendly</text:span><text:span text:style-name="T2_11"><text:s/></text:span><text:span text:style-name="T2_12">wrapper</text:span><text:span text:style-name="T2_13"><text:s/></text:span><text:span text:style-name="T2_14">for</text:span><text:span text:style-name="T2_15"><text:s/></text:span><text:span text:style-name="T2_16">sdfatlib</text:span><text:span text:style-name="T2_17"><text:s/>**</text:span></text:p>
      <text:p text:style-name="P3"/>
      <text:p text:style-name="P4"><text:span text:style-name="T4_1">This</text:span><text:span text:style-name="T4_2"><text:s/></text:span><text:span text:style-name="T4_3">library</text:span><text:span text:style-name="T4_4"><text:s/></text:span><text:span text:style-name="T4_5">aims</text:span><text:span text:style-name="T4_6"><text:s/></text:span><text:span text:style-name="T4_7">to</text:span><text:span text:style-name="T4_8"><text:s/></text:span><text:span text:style-name="T4_9">expose</text:span><text:span text:style-name="T4_10"><text:s/></text:span><text:span text:style-name="T4_11">a</text:span><text:span text:style-name="T4_12"><text:s/></text:span><text:span text:style-name="T4_13">subset</text:span><text:span text:style-name="T4_14"><text:s/></text:span><text:span text:style-name="T4_15">of</text:span><text:span text:style-name="T4_16"><text:s/></text:span><text:span text:style-name="T4_17">SD</text:span><text:span text:style-name="T4_18"><text:s/></text:span><text:span text:style-name="T4_19">card</text:span><text:span text:style-name="T4_20"><text:s/></text:span><text:span text:style-name="T4_21">functionality</text:span><text:span text:style-name="T4_22"><text:s/></text:span><text:span text:style-name="T4_23">in</text:span><text:span text:style-name="T4_24"><text:s/></text:span><text:span text:style-name="T4_25">the</text:span></text:p>
      <text:p text:style-name="P5"><text:span text:style-name="T5_1">form</text:span><text:span text:style-name="T5_2"><text:s/></text:span><text:span text:style-name="T5_3">of</text:span><text:span text:style-name="T5_4"><text:s/></text:span><text:span text:style-name="T5_5">a</text:span><text:span text:style-name="T5_6"><text:s/></text:span><text:span text:style-name="T5_7">higher</text:span><text:span text:style-name="T5_8"><text:s/></text:span><text:span text:style-name="T5_9">level</text:span><text:span text:style-name="T5_10"><text:s/>"</text:span><text:span text:style-name="T5_11">wrapper</text:span><text:span text:style-name="T5_12">"<text:s/></text:span><text:span text:style-name="T5_13">object</text:span><text:span text:style-name="T5_14">.</text:span></text:p>
      <text:p text:style-name="P6"/>
      <text:p text:style-name="P7"><text:span text:style-name="T7_1">License</text:span><text:span text:style-name="T7_2">:<text:s/></text:span><text:span text:style-name="T7_3">GNU</text:span><text:span text:style-name="T7_4"><text:s/></text:span><text:span text:style-name="T7_5">General</text:span><text:span text:style-name="T7_6"><text:s/></text:span><text:span text:style-name="T7_7">Public</text:span><text:span text:style-name="T7_8"><text:s/></text:span><text:span text:style-name="T7_9">License</text:span><text:span text:style-name="T7_10"><text:s/></text:span><text:span text:style-name="T7_11">V</text:span><text:span text:style-name="T7_12">3</text:span></text:p>
      <text:p text:style-name="P8"><text:span text:style-name="T8_1"><text:s text:c="9"/>(</text:span><text:span text:style-name="T8_2">Because</text:span><text:span text:style-name="T8_3"><text:s/></text:span><text:span text:style-name="T8_4">sdfatlib</text:span><text:span text:style-name="T8_5"><text:s/></text:span><text:span text:style-name="T8_6">is</text:span><text:span text:style-name="T8_7"><text:s/></text:span><text:span text:style-name="T8_8">licensed</text:span><text:span text:style-name="T8_9"><text:s/></text:span><text:span text:style-name="T8_10">with</text:span><text:span text:style-name="T8_11"><text:s/></text:span><text:span text:style-name="T8_12">this</text:span><text:span text:style-name="T8_13">.)</text:span></text:p>
      <text:p text:style-name="P9"/>
      <text:p text:style-name="P10"><text:span text:style-name="T10_1">(</text:span><text:span text:style-name="T10_2">C</text:span><text:span text:style-name="T10_3">)<text:s/></text:span><text:span text:style-name="T10_4">Copyright</text:span><text:span text:style-name="T10_5"><text:s/>2010<text:s/></text:span><text:span text:style-name="T10_6">SparkFun</text:span><text:span text:style-name="T10_7"><text:s/></text:span><text:span text:style-name="T10_8">Electronics</text:span></text:p>
      <text:p text:style-name="P11"/>
      <text:p text:style-name="P12"><text:span text:style-name="T12_1">Now</text:span><text:span text:style-name="T12_2"><text:s/></text:span><text:span text:style-name="T12_3">better</text:span><text:span text:style-name="T12_4"><text:s/></text:span><text:span text:style-name="T12_5">than</text:span><text:span text:style-name="T12_6"><text:s/></text:span><text:span text:style-name="T12_7">ever</text:span><text:span text:style-name="T12_8"><text:s/></text:span><text:span text:style-name="T12_9">with</text:span><text:span text:style-name="T12_10"><text:s/></text:span><text:span text:style-name="T12_11">optimization</text:span><text:span text:style-name="T12_12">,<text:s/></text:span><text:span text:style-name="T12_13">multiple</text:span><text:span text:style-name="T12_14"><text:s/></text:span><text:span text:style-name="T12_15">file</text:span><text:span text:style-name="T12_16"><text:s/></text:span><text:span text:style-name="T12_17">support</text:span><text:span text:style-name="T12_18">,<text:s/></text:span><text:span text:style-name="T12_19">directory</text:span><text:span text:style-name="T12_20"><text:s/></text:span><text:span text:style-name="T12_21">handling</text:span><text:span text:style-name="T12_22">,<text:s/></text:span><text:span text:style-name="T12_23">etc</text:span><text:span text:style-name="T12_24"><text:s/>-<text:s/></text:span><text:span text:style-name="T12_25">ladyada</text:span><text:span text:style-name="T12_26">!</text:span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